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Roboto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ce3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車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4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（人一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table:number-columns-repeated="2"/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table:number-columns-repeated="2"/>
          <table:table-cell office:value-type="string" calcext:value-type="string">
            <text:p>巛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table:number-columns-repeated="2"/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table:style-name="ce39" office:value-type="string" calcext:value-type="string">
            <text:p>雨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（人二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 office:value-type="string" calcext:value-type="string">
            <text:p>丮</text:p>
          </table:table-cell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尤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艮</text:p>
          </table:table-cell>
          <table:table-cell table:number-columns-repeated="3"/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table:number-columns-repeated="2"/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夫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/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table:number-columns-repeated="2"/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公</text:p>
          </table:table-cell>
          <table:table-cell table:number-columns-repeated="2"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/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table:style-name="ce39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3">
          <table:table-cell office:value-type="string" calcext:value-type="string">
            <text:p>上</text:p>
          </table:table-cell>
          <table:table-cell office:value-type="string" calcext:value-type="string">
            <text:p>卜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<text:span text:style-name="T1">キ</text:span></text:p>
          </table:table-cell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office:value-type="string" calcext:value-type="string">
            <text:p>中</text:p>
          </table:table-cell>
          <table:table-cell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table:number-columns-repeated="2"/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/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 table:number-columns-repeated="3"/>
          <table:table-cell office:value-type="string" calcext:value-type="string">
            <text:p>气</text:p>
          </table:table-cell>
          <table:table-cell table:style-name="ce38" office:value-type="string" calcext:value-type="string">
            <text:p>火</text:p>
          </table:table-cell>
          <table:table-cell table:number-columns-repeated="2"/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囟</text:p>
          </table:table-cell>
          <table:table-cell office:value-type="string" calcext:value-type="string">
            <text:p>歹</text:p>
          </table:table-cell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冎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 table:number-columns-repeated="2"/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table:number-columns-repeated="2"/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（人三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table:style-name="ce38" office:value-type="string" calcext:value-type="string">
            <text:p>勹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北</text:p>
          </table:table-cell>
          <table:table-cell/>
          <table:table-cell office:value-type="string" calcext:value-type="string">
            <text:p>𠂹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艹</text:p>
          </table:table-cell>
          <table:table-cell table:number-columns-repeated="2"/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table:style-name="ce39" office:value-type="string" calcext:value-type="string">
            <text:p>齊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烏</text:p>
          </table:table-cell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习</text:p>
          </table:table-cell>
          <table:table-cell/>
          <table:table-cell office:value-type="string" calcext:value-type="string">
            <text:p>長</text:p>
          </table:table-cell>
          <table:table-cell office:value-type="string" calcext:value-type="string">
            <text:p>耂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邑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氏</text:p>
          </table:table-cell>
          <table:table-cell table:style-name="ce37"/>
          <table:table-cell table:style-name="ce35"/>
          <table:table-cell table:style-name="ce37" office:value-type="string" calcext:value-type="string">
            <text:p>疒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㇕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 office:value-type="string" calcext:value-type="string">
            <text:p>瓦</text:p>
          </table:table-cell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冂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龴</text:p>
          </table:table-cell>
          <table:table-cell/>
          <table:table-cell table:style-name="ce38" office:value-type="string" calcext:value-type="string">
            <text:p>乚</text:p>
          </table:table-cell>
          <table:table-cell office:value-type="string" calcext:value-type="string">
            <text:p>凵</text:p>
          </table:table-cell>
          <table:table-cell table:style-name="ce39" office:value-type="string" calcext:value-type="string">
            <text:p>匚</text:p>
          </table:table-cell>
          <table:table-cell table:style-name="ce36" office:value-type="string" calcext:value-type="string">
            <text:p>丩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冊</text:p>
          </table:table-cell>
          <table:table-cell table:style-name="ce37"/>
          <table:table-cell table:style-name="ce35"/>
          <table:table-cell table:style-name="ce37" office:value-type="string" calcext:value-type="string">
            <text:p>曲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广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扌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圍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彐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囪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3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table:number-columns-repeated="2"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革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車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3">
          <table:table-cell office:value-type="string" calcext:value-type="string">
            <text:p>黽</text:p>
          </table:table-cell>
          <table:table-cell office:value-type="string" calcext:value-type="string">
            <text:p>也</text:p>
          </table:table-cell>
          <table:table-cell office:value-type="string" calcext:value-type="string">
            <text:p><text:span text:style-name="T1">巴</text:span></text:p>
          </table:table-cell>
          <table:table-cell table:style-name="ce38" office:value-type="string" calcext:value-type="string">
            <text:p>虫</text:p>
          </table:table-cell>
          <table:table-cell/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table:number-columns-repeated="2"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 style:data-style-name="N2" text:time-value="20:01:44.7113406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10:21:43.596371723</meta:creation-date>
    <dc:date>2025-07-25T22:16:15.532688809</dc:date>
    <meta:editing-duration>PT11H31M2S</meta:editing-duration>
    <meta:editing-cycles>262</meta:editing-cycles>
    <meta:generator>LibreOffice/24.8.7.2$Linux_X86_64 LibreOffice_project/480$Build-2</meta:generator>
    <meta:document-statistic meta:table-count="1" meta:cell-count="293" meta:object-count="0"/>
  </office:meta>
</office:document-meta>
</file>